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This program adds two numbers</text:p>
      <text:p text:style-name="Standard"/>
      <text:p text:style-name="Standard">num1 = 1.5</text:p>
      <text:p text:style-name="Standard">num2 = 6.3</text:p>
      <text:p text:style-name="Standard"/>
      <text:p text:style-name="Standard"># Add two numbers</text:p>
      <text:p text:style-name="Standard">sum = num1 + num2</text:p>
      <text:p text:style-name="Standard"/>
      <text:p text:style-name="Standard"># Display the sum</text:p>
      <text:p text:style-name="Standard">print('The sum of {0} and {1} is {2}'.format(num1, num2, sum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0:23:42.846765573</meta:creation-date>
    <dc:date>2024-09-26T10:24:32.124273006</dc:date>
    <meta:editing-duration>PT4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5" meta:character-count="164" meta:non-whitespace-character-count="136"/>
  </office:meta>
</office:document-meta>
</file>